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65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ffb515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c9001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ffb515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ff630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ff630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="solid" draw:stroke-dash="Line_20_with_20_Fine_20_Dots" svg:stroke-width="0.076cm" svg:stroke-color="#000000" draw:marker-start="" draw:marker-start-width="0.414cm" draw:marker-start-center="false" draw:marker-end="" draw:marker-end-width="0.414cm" draw:marker-end-center="false" svg:stroke-opacity="100%" draw:stroke-linejoin="round" draw:fill="solid" draw:fill-color="#ff630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63cm" fo:padding-bottom="0.163cm" fo:padding-left="0.288cm" fo:padding-right="0.28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erif'" style:font-style-name="Book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erif'" style:font-style-name="Book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1.905cm" svg:x="1.94cm" svg:y="1.635cm">
          <draw:text-box>
            <text:p text:style-name="P1">Hildebrando - <text:span text:style-name="T1">Experior</text:span></text:p>
          </draw:text-box>
        </draw:frame>
        <draw:custom-shape draw:style-name="gr2" draw:text-style-name="P2" draw:id="id1" draw:layer="layout" svg:width="5.715cm" svg:height="3.175cm" svg:x="3.48cm" svg:y="11.545cm">
          <text:p text:style-name="P2">Personal</text:p>
          <draw:enhanced-geometry svg:viewBox="0 0 21600 21600" draw:glue-points="10800 0 0 10800 10800 21600 21600 10800" draw:text-areas="1060 3180 20540 18420" draw:mirror-horizontal="false" draw:mirror-vertical="false" draw:extrusion="false" dr3d:shade-mode="draft" draw:extrusion-metal="false" draw:extrusion-specularity="0%" draw:extrusion-diffusion="0%" draw:extrusion-depth="1.27cm 0" dr3d:projection="perspective" draw:extrusion-first-light-direction="(0 0 10000)" draw:extrusion-second-light-direction="(0 0 10000)" draw:extrusion-brightness="34%" draw:extrusion-light-face="true" draw:extrusion-first-light-harsh="true" draw:extrusion-second-light-harsh="false" draw:extrusion-first-light-level="66%" draw:extrusion-second-light-level="66%" draw:extrusion-viewpoint="(3.472cm 3.472cm 25cm)" draw:extrusion-origin="0.5 0.5" draw:extrusion-skew="50 135" draw:type="flowchart-terminator" draw:enhanced-path="M 3470 21600 X 0 10800 3470 0 L 18130 0 X 21600 10800 18130 21600 Z N"/>
        </draw:custom-shape>
        <draw:custom-shape draw:style-name="gr3" draw:text-style-name="P2" draw:id="id2" draw:layer="layout" svg:width="5.715cm" svg:height="3.175cm" svg:x="11.16cm" svg:y="7.915cm">
          <text:p text:style-name="P2">Asignaciones</text:p>
          <draw:enhanced-geometry svg:viewBox="0 0 21600 21600" draw:glue-points="10800 0 0 10800 10800 21600 21600 10800" draw:text-areas="1060 3180 20540 18420" draw:mirror-horizontal="false" draw:mirror-vertical="false" draw:extrusion="false" dr3d:shade-mode="draft" draw:extrusion-metal="false" draw:extrusion-specularity="0%" draw:extrusion-diffusion="0%" draw:extrusion-depth="1.27cm 0" dr3d:projection="perspective" draw:extrusion-first-light-direction="(0 0 10000)" draw:extrusion-second-light-direction="(0 0 10000)" draw:extrusion-brightness="34%" draw:extrusion-light-face="true" draw:extrusion-first-light-harsh="true" draw:extrusion-second-light-harsh="false" draw:extrusion-first-light-level="66%" draw:extrusion-second-light-level="66%" draw:extrusion-viewpoint="(3.472cm 3.472cm 25cm)" draw:extrusion-origin="0.5 0.5" draw:extrusion-skew="50 135" draw:type="flowchart-terminator" draw:enhanced-path="M 3470 21600 X 0 10800 3470 0 L 18130 0 X 21600 10800 18130 21600 Z N"/>
        </draw:custom-shape>
        <draw:custom-shape draw:style-name="gr4" draw:text-style-name="P2" draw:id="id3" draw:layer="layout" svg:width="5.715cm" svg:height="3.175cm" svg:x="3.44cm" svg:y="4.675cm">
          <text:p text:style-name="P2">Clientes</text:p>
          <draw:enhanced-geometry svg:viewBox="0 0 21600 21600" draw:glue-points="10800 0 0 10800 10800 21600 21600 10800" draw:text-areas="1060 3180 20540 18420" draw:mirror-horizontal="false" draw:mirror-vertical="false" draw:extrusion="false" dr3d:shade-mode="draft" draw:extrusion-metal="false" draw:extrusion-specularity="0%" draw:extrusion-diffusion="0%" draw:extrusion-depth="1.27cm 0" dr3d:projection="perspective" draw:extrusion-first-light-direction="(0 0 10000)" draw:extrusion-second-light-direction="(0 0 10000)" draw:extrusion-brightness="34%" draw:extrusion-light-face="true" draw:extrusion-first-light-harsh="true" draw:extrusion-second-light-harsh="false" draw:extrusion-first-light-level="66%" draw:extrusion-second-light-level="66%" draw:extrusion-viewpoint="(3.472cm 3.472cm 25cm)" draw:extrusion-origin="0.5 0.5" draw:extrusion-skew="50 135" draw:type="flowchart-terminator" draw:enhanced-path="M 3470 21600 X 0 10800 3470 0 L 18130 0 X 21600 10800 18130 21600 Z N"/>
        </draw:custom-shape>
        <draw:custom-shape draw:style-name="gr5" draw:text-style-name="P2" draw:id="id5" draw:layer="layout" svg:width="5.715cm" svg:height="3.175cm" svg:x="19.015cm" svg:y="15.93cm">
          <text:p text:style-name="P2">Calidad</text:p>
          <draw:enhanced-geometry svg:viewBox="0 0 21600 21600" draw:glue-points="10800 0 0 10800 10800 21600 21600 10800" draw:text-areas="1060 3180 20540 18420" draw:mirror-horizontal="false" draw:mirror-vertical="false" draw:extrusion="false" dr3d:shade-mode="draft" draw:extrusion-metal="false" draw:extrusion-specularity="0%" draw:extrusion-diffusion="0%" draw:extrusion-depth="1.27cm 0" dr3d:projection="perspective" draw:extrusion-first-light-direction="(0 0 10000)" draw:extrusion-second-light-direction="(0 0 10000)" draw:extrusion-brightness="34%" draw:extrusion-light-face="true" draw:extrusion-first-light-harsh="true" draw:extrusion-second-light-harsh="false" draw:extrusion-first-light-level="66%" draw:extrusion-second-light-level="66%" draw:extrusion-viewpoint="(3.472cm 3.472cm 25cm)" draw:extrusion-origin="0.5 0.5" draw:extrusion-skew="50 135" draw:type="flowchart-terminator" draw:enhanced-path="M 3470 21600 X 0 10800 3470 0 L 18130 0 X 21600 10800 18130 21600 Z N"/>
        </draw:custom-shape>
        <draw:custom-shape draw:style-name="gr6" draw:text-style-name="P2" draw:id="id4" draw:layer="layout" svg:width="5.715cm" svg:height="3.175cm" svg:x="12.565cm" svg:y="15.93cm">
          <text:p text:style-name="P2">Formación</text:p>
          <draw:enhanced-geometry svg:viewBox="0 0 21600 21600" draw:glue-points="10800 0 0 10800 10800 21600 21600 10800" draw:text-areas="1060 3180 20540 18420" draw:mirror-horizontal="false" draw:mirror-vertical="false" draw:extrusion="false" dr3d:shade-mode="draft" draw:extrusion-metal="false" draw:extrusion-specularity="0%" draw:extrusion-diffusion="0%" draw:extrusion-depth="1.27cm 0" dr3d:projection="perspective" draw:extrusion-first-light-direction="(0 0 10000)" draw:extrusion-second-light-direction="(0 0 10000)" draw:extrusion-brightness="34%" draw:extrusion-light-face="true" draw:extrusion-first-light-harsh="true" draw:extrusion-second-light-harsh="false" draw:extrusion-first-light-level="66%" draw:extrusion-second-light-level="66%" draw:extrusion-viewpoint="(3.472cm 3.472cm 25cm)" draw:extrusion-origin="0.5 0.5" draw:extrusion-skew="50 135" draw:type="flowchart-terminator" draw:enhanced-path="M 3470 21600 X 0 10800 3470 0 L 18130 0 X 21600 10800 18130 21600 Z N"/>
        </draw:custom-shape>
        <draw:connector draw:style-name="gr7" draw:text-style-name="P2" draw:layer="layout" svg:x1="9.193cm" svg:y1="13.132cm" svg:x2="11.16cm" svg:y2="9.502cm" draw:start-shape="id1" draw:start-glue-point="7" draw:end-shape="id2" draw:end-glue-point="5" svg:d="m9193 13132h984v-3630h983">
          <text:p/>
        </draw:connector>
        <draw:connector draw:style-name="gr8" draw:text-style-name="P2" draw:layer="layout" svg:x1="9.153cm" svg:y1="6.262cm" svg:x2="11.16cm" svg:y2="9.502cm" draw:start-shape="id3" draw:start-glue-point="7" draw:end-shape="id2" svg:d="m9153 6262h1004v3240h1003">
          <text:p/>
        </draw:connector>
        <draw:connector draw:style-name="gr9" draw:text-style-name="P2" draw:layer="layout" svg:x1="6.336cm" svg:y1="14.72cm" svg:x2="15.421cm" svg:y2="15.93cm" draw:start-shape="id1" draw:start-glue-point="6" draw:end-shape="id4" draw:end-glue-point="4" svg:d="m6336 14720v605h9085v605">
          <text:p/>
        </draw:connector>
        <draw:connector draw:style-name="gr10" draw:text-style-name="P2" draw:layer="layout" svg:x1="6.336cm" svg:y1="14.72cm" svg:x2="21.871cm" svg:y2="15.93cm" draw:start-shape="id1" draw:start-glue-point="6" draw:end-shape="id5" draw:end-glue-point="4" svg:d="m6336 14720v605h15535v605">
          <text:p/>
        </draw:connector>
        <draw:connector draw:style-name="gr11" draw:text-style-name="P2" draw:layer="layout" svg:x1="16.873cm" svg:y1="9.502cm" svg:x2="17.561cm" svg:y2="9.503cm" draw:start-shape="id2" draw:start-glue-point="7" draw:end-shape="id6" draw:end-glue-point="5" svg:d="m16873 9502h344v1h344">
          <text:p/>
        </draw:connector>
        <draw:custom-shape draw:style-name="gr12" draw:text-style-name="P2" draw:id="id6" draw:layer="layout" svg:width="5.715cm" svg:height="3.175cm" svg:x="17.561cm" svg:y="7.916cm">
          <text:p text:style-name="P2">Planeación</text:p>
          <draw:enhanced-geometry svg:viewBox="0 0 21600 21600" draw:glue-points="10800 0 0 10800 10800 21600 21600 10800" draw:text-areas="1060 3180 20540 18420" draw:mirror-horizontal="false" draw:mirror-vertical="false" draw:extrusion="false" dr3d:shade-mode="draft" draw:extrusion-metal="false" draw:extrusion-specularity="0%" draw:extrusion-diffusion="0%" draw:extrusion-depth="1.27cm 0" dr3d:projection="perspective" draw:extrusion-first-light-direction="(0 0 10000)" draw:extrusion-second-light-direction="(0 0 10000)" draw:extrusion-brightness="34%" draw:extrusion-light-face="true" draw:extrusion-first-light-harsh="true" draw:extrusion-second-light-harsh="false" draw:extrusion-first-light-level="66%" draw:extrusion-second-light-level="66%" draw:extrusion-viewpoint="(3.472cm 3.472cm 25cm)" draw:extrusion-origin="0.5 0.5" draw:extrusion-skew="50 135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is Toledo</meta:initial-creator>
    <meta:creation-date>2009-02-19T04:37:42</meta:creation-date>
    <dc:date>2009-02-19T06:31:58</dc:date>
    <dc:creator>Luis Toledo</dc:creator>
    <meta:editing-duration>PT00H55M56S</meta:editing-duration>
    <meta:editing-cycles>6</meta:editing-cycles>
    <meta:generator>OpenOffice.org/3.0$Linux OpenOffice.org_project/300m9$Build-9358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